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 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1" office:value-type="float" office:value="30.7" calcext:value-type="float">
            <text:p>30.7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9.3" calcext:value-type="float">
            <text:p>9.3</text:p>
          </table:table-cell>
          <table:table-cell table:style-name="ce1" office:value-type="float" office:value="103.6" calcext:value-type="float">
            <text:p>103.6</text:p>
          </table:table-cell>
          <table:table-cell table:style-name="ce1" office:value-type="float" office:value="225.1" calcext:value-type="float">
            <text:p>225.1</text:p>
          </table:table-cell>
          <table:table-cell table:style-name="ce3" table:formula="of:=1+1+0.25+0.1+0.1+0.1+0.05+0.05+0.05+0.02+0.02+0.02+0.02" office:value-type="float" office:value="2.78" calcext:value-type="float">
            <text:p>2.78</text:p>
          </table:table-cell>
          <table:table-cell table:style-name="ce1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27.2" calcext:value-type="float">
            <text:p>227.2</text:p>
          </table:table-cell>
          <table:table-cell table:style-name="ce3" table:formula="of:=[.G2]+0.05" office:value-type="float" office:value="2.83" calcext:value-type="float">
            <text:p>2.8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29.1" calcext:value-type="float">
            <text:p>229.1</text:p>
          </table:table-cell>
          <table:table-cell table:style-name="ce3" table:formula="of:=[.G3]+0.05" office:value-type="float" office:value="2.88" calcext:value-type="float">
            <text:p>2.8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0.7" calcext:value-type="float">
            <text:p>230.7</text:p>
          </table:table-cell>
          <table:table-cell table:style-name="ce3" table:formula="of:=[.G4]+0.05" office:value-type="float" office:value="2.93" calcext:value-type="float">
            <text:p>2.9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2.3" calcext:value-type="float">
            <text:p>232.3</text:p>
          </table:table-cell>
          <table:table-cell table:style-name="ce3" table:formula="of:=[.G5]+0.05" office:value-type="float" office:value="2.98" calcext:value-type="float">
            <text:p>2.9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3.7" calcext:value-type="float">
            <text:p>233.7</text:p>
          </table:table-cell>
          <table:table-cell table:style-name="ce3" table:formula="of:=[.G6]+0.05" office:value-type="float" office:value="3.03" calcext:value-type="float">
            <text:p>3.0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5.2" calcext:value-type="float">
            <text:p>235.2</text:p>
          </table:table-cell>
          <table:table-cell table:style-name="ce3" table:formula="of:=[.G7]+0.05" office:value-type="float" office:value="3.08" calcext:value-type="float">
            <text:p>3.0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6.5" calcext:value-type="float">
            <text:p>236.5</text:p>
          </table:table-cell>
          <table:table-cell table:style-name="ce3" table:formula="of:=[.G8]+0.05" office:value-type="float" office:value="3.13" calcext:value-type="float">
            <text:p>3.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7.8" calcext:value-type="float">
            <text:p>237.8</text:p>
          </table:table-cell>
          <table:table-cell table:style-name="ce3" table:formula="of:=[.G9]+0.05" office:value-type="float" office:value="3.18" calcext:value-type="float">
            <text:p>3.1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9" calcext:value-type="float">
            <text:p>239</text:p>
          </table:table-cell>
          <table:table-cell table:style-name="ce3" table:formula="of:=[.G10]+0.05" office:value-type="float" office:value="3.23" calcext:value-type="float">
            <text:p>3.2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0.1" calcext:value-type="float">
            <text:p>240.1</text:p>
          </table:table-cell>
          <table:table-cell table:style-name="ce3" table:formula="of:=[.G11]+0.05" office:value-type="float" office:value="3.28" calcext:value-type="float">
            <text:p>3.2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1.2" calcext:value-type="float">
            <text:p>241.2</text:p>
          </table:table-cell>
          <table:table-cell table:style-name="ce3" table:formula="of:=[.G12]+0.05" office:value-type="float" office:value="3.33" calcext:value-type="float">
            <text:p>3.3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2.3" calcext:value-type="float">
            <text:p>242.3</text:p>
          </table:table-cell>
          <table:table-cell table:style-name="ce3" table:formula="of:=[.G13]+0.05" office:value-type="float" office:value="3.38" calcext:value-type="float">
            <text:p>3.3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3.3" calcext:value-type="float">
            <text:p>243.3</text:p>
          </table:table-cell>
          <table:table-cell table:style-name="ce3" table:formula="of:=[.G14]+0.05" office:value-type="float" office:value="3.43" calcext:value-type="float">
            <text:p>3.4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4.3" calcext:value-type="float">
            <text:p>244.3</text:p>
          </table:table-cell>
          <table:table-cell table:style-name="ce3" table:formula="of:=[.G15]+0.05" office:value-type="float" office:value="3.48" calcext:value-type="float">
            <text:p>3.4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5.3" calcext:value-type="float">
            <text:p>245.3</text:p>
          </table:table-cell>
          <table:table-cell table:style-name="ce3" table:formula="of:=[.G16]+0.05" office:value-type="float" office:value="3.53" calcext:value-type="float">
            <text:p>3.5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6.2" calcext:value-type="float">
            <text:p>246.2</text:p>
          </table:table-cell>
          <table:table-cell table:style-name="ce3" table:formula="of:=[.G17]+0.05" office:value-type="float" office:value="3.58" calcext:value-type="float">
            <text:p>3.5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7.1" calcext:value-type="float">
            <text:p>247.1</text:p>
          </table:table-cell>
          <table:table-cell table:style-name="ce3" table:formula="of:=[.G18]+0.05" office:value-type="float" office:value="3.63" calcext:value-type="float">
            <text:p>3.6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7.9" calcext:value-type="float">
            <text:p>247.9</text:p>
          </table:table-cell>
          <table:table-cell table:style-name="ce3" table:formula="of:=[.G19]+0.05" office:value-type="float" office:value="3.68" calcext:value-type="float">
            <text:p>3.6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8.8" calcext:value-type="float">
            <text:p>248.8</text:p>
          </table:table-cell>
          <table:table-cell table:style-name="ce3" table:formula="of:=[.G20]+0.05" office:value-type="float" office:value="3.73" calcext:value-type="float">
            <text:p>3.7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9.6" calcext:value-type="float">
            <text:p>249.6</text:p>
          </table:table-cell>
          <table:table-cell table:style-name="ce3" table:formula="of:=[.G21]+0.05" office:value-type="float" office:value="3.78" calcext:value-type="float">
            <text:p>3.7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0.3" calcext:value-type="float">
            <text:p>250.3</text:p>
          </table:table-cell>
          <table:table-cell table:style-name="ce3" table:formula="of:=[.G22]+0.05" office:value-type="float" office:value="3.83" calcext:value-type="float">
            <text:p>3.8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1.1" calcext:value-type="float">
            <text:p>251.1</text:p>
          </table:table-cell>
          <table:table-cell table:style-name="ce3" table:formula="of:=[.G23]+0.05" office:value-type="float" office:value="3.88" calcext:value-type="float">
            <text:p>3.8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1.8" calcext:value-type="float">
            <text:p>251.8</text:p>
          </table:table-cell>
          <table:table-cell table:style-name="ce3" table:formula="of:=[.G24]+0.05" office:value-type="float" office:value="3.93" calcext:value-type="float">
            <text:p>3.9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2.6" calcext:value-type="float">
            <text:p>252.6</text:p>
          </table:table-cell>
          <table:table-cell table:style-name="ce3" table:formula="of:=[.G25]+0.05" office:value-type="float" office:value="3.98" calcext:value-type="float">
            <text:p>3.9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3.3" calcext:value-type="float">
            <text:p>253.3</text:p>
          </table:table-cell>
          <table:table-cell table:style-name="ce3" table:formula="of:=[.G26]+0.05" office:value-type="float" office:value="4.03" calcext:value-type="float">
            <text:p>4.0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3.9" calcext:value-type="float">
            <text:p>253.9</text:p>
          </table:table-cell>
          <table:table-cell table:style-name="ce3" table:formula="of:=[.G27]+0.05" office:value-type="float" office:value="4.08" calcext:value-type="float">
            <text:p>4.0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4.6" calcext:value-type="float">
            <text:p>254.6</text:p>
          </table:table-cell>
          <table:table-cell table:style-name="ce3" table:formula="of:=[.G28]+0.05" office:value-type="float" office:value="4.13" calcext:value-type="float">
            <text:p>4.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3" calcext:value-type="float">
            <text:p>255.3</text:p>
          </table:table-cell>
          <table:table-cell table:style-name="ce3" table:formula="of:=[.G29]+0.05" office:value-type="float" office:value="4.18" calcext:value-type="float">
            <text:p>4.18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